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right" draw:textarea-vertical-align="bottom" draw:auto-grow-height="false"/>
    </style:style>
    <style:style style:name="P1" style:family="paragraph">
      <style:paragraph-properties fo:text-align="center"/>
      <style:text-properties fo:font-family="'Times New Roman'" style:font-style-name="Regular" style:font-family-generic="roman" style:font-pitch="variable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1cm" svg:height="5.842cm" svg:x="2.778cm" svg:y="2.905cm">
          <text:p text:style-name="P1">pyao.loop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5.588cm" svg:height="4.699cm" svg:x="3.413cm" svg:y="3.413cm">
            <text:p text:style-name="P1">pyao.senso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81cm" svg:height="1.397cm" svg:x="3.921cm" svg:y="3.794cm">
            <text:p text:style-name="P1">pyao.camer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937cm" svg:height="1.397cm" svg:x="3.921cm" svg:y="5.572cm">
            <text:p text:style-name="P1">pyao.reconstructor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3.302cm" svg:height="1.651cm" svg:x="9.509cm" svg:y="3.413cm">
          <text:p text:style-name="P1">pyao.mirr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8cm" fo:margin-bottom="18.808cm" fo:margin-left="2.478cm" fo:margin-right="7.9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8T17:44:41.22</meta:creation-date>
    <dc:date>2012-11-28T17:55:07</dc:date>
    <meta:editing-duration>PT4M22S</meta:editing-duration>
    <meta:editing-cycles>2</meta:editing-cycles>
    <meta:generator>LibreOffice/3.6$Windows_x86 LibreOffice_project/58f22d5-270d05a-e2abed1-ea17a85-9b5702</meta:generator>
    <meta:document-statistic meta:object-count="6"/>
  </office:meta>
</office:document-meta>
</file>